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5629" officeooo:paragraph-rsid="00155629"/>
    </style:style>
    <style:style style:name="P2" style:family="paragraph" style:parent-style-name="Standard">
      <style:text-properties officeooo:rsid="00163410" officeooo:paragraph-rsid="00163410"/>
    </style:style>
    <style:style style:name="P3" style:family="paragraph" style:parent-style-name="Standard">
      <style:text-properties officeooo:rsid="001930ec" officeooo:paragraph-rsid="001930ec"/>
    </style:style>
    <style:style style:name="P4" style:family="paragraph" style:parent-style-name="Standard">
      <style:text-properties officeooo:rsid="001a7db7" officeooo:paragraph-rsid="001a7db7"/>
    </style:style>
    <style:style style:name="P5" style:family="paragraph" style:parent-style-name="Standard">
      <style:text-properties style:font-name="Liberation Serif1" officeooo:rsid="001930ec" officeooo:paragraph-rsid="001930ec" style:font-name-asian="Noto Serif CJK SC" style:font-name-complex="Noto Sans Devanagari1"/>
    </style:style>
    <style:style style:name="P6" style:family="paragraph" style:parent-style-name="Standard">
      <style:text-properties style:font-name="Liberation Serif1" officeooo:rsid="001a7db7" officeooo:paragraph-rsid="001a7db7" style:font-name-asian="Noto Serif CJK SC" style:font-name-complex="Noto Sans Devanagari1"/>
    </style:style>
    <style:style style:name="T1" style:family="text">
      <style:text-properties officeooo:rsid="00163410"/>
    </style:style>
    <style:style style:name="T2" style:family="text">
      <style:text-properties style:font-name="Liberation Serif" style:font-name-asian="Liberation Serif" style:font-name-complex="Liberation Serif"/>
    </style:style>
    <style:style style:name="T3" style:family="text">
      <style:text-properties style:font-name="Liberation Serif1" style:font-name-asian="Noto Serif CJK SC" style:font-name-complex="Noto Sans Devanagari1"/>
    </style:style>
    <style:style style:name="T4" style:family="text">
      <style:text-properties style:font-name="Liberation Serif1" officeooo:rsid="00182ffa" style:font-name-asian="Noto Serif CJK SC" style:font-name-complex="Noto Sans Devanagari1"/>
    </style:style>
    <style:style style:name="T5" style:family="text">
      <style:text-properties style:font-name="Liberation Serif1" officeooo:rsid="001930ec" style:font-name-asian="Noto Serif CJK SC" style:font-name-complex="Noto Sans Devanagari1"/>
    </style:style>
    <style:style style:name="T6" style:family="text">
      <style:text-properties style:font-name="Liberation Serif1" officeooo:rsid="001a7db7" style:font-name-asian="Noto Serif CJK SC" style:font-name-complex="Noto Sans Devanagari1"/>
    </style:style>
    <style:style style:name="T7" style:family="text">
      <style:text-properties style:font-name="Liberation Serif1" officeooo:rsid="001bbe4d" style:font-name-asian="Noto Serif CJK SC" style:font-name-complex="Noto Sans Devanagari1"/>
    </style:style>
    <style:style style:name="T8" style:family="text">
      <style:text-properties officeooo:rsid="001930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roving the semantic similarity in word vectors</text:p>
      <text:p text:style-name="P1"/>
      <text:p text:style-name="P1">Step 1: </text:p>
      <text:p text:style-name="P1">In this approach first of all we choose Halong LLM to generate word embedding of Persian text by experience. We examined some LLMs to find the best one. </text:p>
      <text:p text:style-name="P1"/>
      <text:p text:style-name="P1">Step 2:</text:p>
      <text:p text:style-name="P1">Then we prepare a corpus to fine-tuned the Halong model to learn the our context (loan and banking). To do so, we are created a Excel file of some loan and banking terminology.</text:p>
      <text:p text:style-name="P2">We tried several versions but up now, the version with more repeated terms, has better performance:</text:p>
      <text:p text:style-name="P1">MEC-data_question-V0.<text:span text:style-name="T1">9</text:span>.xlsx</text:p>
      <text:p text:style-name="P1"/>
      <text:p text:style-name="P3">Step 3: </text:p>
      <text:p text:style-name="P3">We fine-tuned the Halong model with the prepared dataset. We followed MLM (Masked Language Model) for fine-truning. And we froze all the LLM layers except the last one (12). <text:s/></text:p>
      <text:p text:style-name="P1"/>
      <text:p text:style-name="P2">Step <text:span text:style-name="T8">4</text:span>:</text:p>
      <text:p text:style-name="P2">we prepared a dataset in 24 rows which describes some Banking terms.</text:p>
      <text:p text:style-name="P2">(MEC_Chatbot_question-v0.2.xlsx)</text:p>
      <text:p text:style-name="P2"/>
      <text:p text:style-name="P2">Step <text:span text:style-name="T8">5</text:span>:</text:p>
      <text:p text:style-name="P2">based on step 3 dataset, we developed a module to create new dataset using Phi4 LLM containing 3 columns: </text:p>
      <text:p text:style-name="P2">1-Anchor: answer to the positive question</text:p>
      <text:p text:style-name="P2">2-Positive: a question based on row n</text:p>
      <text:p text:style-name="P2">3-Negative: randomly select row m where m<text:span text:style-name="T2">≠</text:span><text:span text:style-name="T3">n and generate a </text:span><text:span text:style-name="T4">question based on m. also in the text generation prompt we asked the LLM to </text:span><text:span text:style-name="T5">generate absolutely different question from positive question. </text:span></text:p>
      <text:p text:style-name="P4"><text:span text:style-name="T5">(</text:span><text:span text:style-name="T3">APN_dataset.json)</text:span></text:p>
      <text:p text:style-name="P2"><text:span text:style-name="T5"/></text:p>
      <text:p text:style-name="P5">4- we used item 3 approach in 0.75 probability and in 0.25, we just asked LLM to generate a general question as the negative question.</text:p>
      <text:p text:style-name="P3"><text:span text:style-name="T3"/></text:p>
      <text:p text:style-name="P3"><text:span text:style-name="T3">Step </text:span><text:span text:style-name="T6">6</text:span><text:span text:style-name="T3">:</text:span></text:p>
      <text:p text:style-name="P3"><text:span text:style-name="T3">We used Metric_loss_function to re-fine-tuned the </text:span><text:span text:style-name="T6">output of step 3. thereby we followed APN (Anchor-Positive-Negative) approach for fine-truning. </text:span></text:p>
      <text:p text:style-name="P6">The module is </text:p>
      <text:p text:style-name="P6">fine_tuning_APN.ipynb</text:p>
      <text:p text:style-name="P4"><text:span text:style-name="T3">the output is in “Dataset” format in a folder </text:span><text:span text:style-name="T7">including some json and arrow files. </text:span></text:p>
      <text:p text:style-name="P6">/APN_dataset</text:p>
      <text:p text:style-name="P4"><text:span text:style-name="T3"/></text:p>
      <text:p text:style-name="P4"><text:span text:style-name="T3"/></text:p>
      <text:p text:style-name="P2"><text:span text:style-name="T5"/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1T10:58:47.690165431</meta:creation-date>
    <dc:date>2025-06-01T08:12:48.972161337</dc:date>
    <meta:editing-duration>PT1H15M45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1" meta:paragraph-count="25" meta:word-count="267" meta:character-count="1633" meta:non-whitespace-character-count="1381"/>
  </office:meta>
</office:document-meta>
</file>